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/>
      <style:text-properties style:font-name="Corbel" fo:font-size="14pt" fo:font-weight="bold" style:font-name-asian="Corbel1" style:font-weight-asian="bold" style:font-name-complex="Corbel" style:font-weight-complex="bold"/>
    </style:style>
    <style:style style:name="P2" style:family="paragraph">
      <style:paragraph-properties fo:margin-top="0cm" fo:margin-bottom="0cm" fo:text-align="center"/>
      <style:text-properties fo:font-style="italic" style:font-name-asian="Calibri1" style:font-style-asian="italic" style:font-style-complex="italic"/>
    </style:style>
    <style:style style:name="P3" style:family="paragraph">
      <loext:graphic-properties draw:fill="none" draw:fill-color="#ffffff"/>
      <style:text-properties style:font-name="Liberation Sans Narrow"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center"/>
      <style:text-properties style:font-name="Corbel" fo:font-size="12pt" style:font-name-asian="Corbel1" style:font-name-complex="Corbel"/>
    </style:style>
    <style:style style:name="P6" style:family="paragraph">
      <style:paragraph-properties fo:margin-top="0cm" fo:margin-bottom="0cm" fo:text-align="center"/>
      <style:text-properties style:font-name="Segoe UI" fo:font-size="36pt" fo:font-weight="bold" style:font-name-asian="Corbel1" style:font-size-asian="36pt" style:font-weight-asian="bold" style:font-name-complex="Corbel" style:font-size-complex="36pt" style:font-weight-complex="bold"/>
    </style:style>
    <style:style style:name="P7" style:family="paragraph">
      <loext:graphic-properties draw:fill="none" draw:fill-color="#ffffff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font-name="Segoe UI Semibold" fo:font-size="20pt" style:font-size-asian="20pt" style:font-size-complex="20pt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2.69cm" svg:x="1.778cm" svg:y="1.016cm">
          <draw:text-box>
            <text:p text:style-name="P1"><text:span text:style-name="T1">“</text:span><text:span text:style-name="T1">With Joy We Come Together”</text:span></text:p>
            <text:p text:style-name="P2"><text:span text:style-name="T2">(Tune: LSB 527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6.991cm" svg:x="1.778cm" svg:y="0.762cm">
          <draw:text-box>
            <text:p text:style-name="P1"><text:span text:style-name="T3">1. </text:span><text:span text:style-name="T4">With joy we come together,</text:span></text:p>
            <text:p text:style-name="P5"><text:span text:style-name="T4">Our hearts of one accord,</text:span></text:p>
            <text:p text:style-name="P5"><text:span text:style-name="T4">Rejoicing in the blessings</text:span></text:p>
            <text:p text:style-name="P5"><text:span text:style-name="T4">Of serving You, O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0.883cm">
          <draw:text-box>
            <text:p text:style-name="P6"><text:span text:style-name="T4">The gifts that You have given</text:span></text:p>
            <text:p text:style-name="P6"><text:span text:style-name="T4">Make us a mighty throng.</text:span></text:p>
            <text:p text:style-name="P6"><text:span text:style-name="T4">With thankfulness we raise up</text:span></text:p>
            <text:p text:style-name="P6"><text:span text:style-name="T4">Our praise to You in song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0.783cm">
          <draw:text-box>
            <text:p text:style-name="P6"><text:span text:style-name="T3">2. </text:span><text:span text:style-name="T4">We celebrate the women,</text:span></text:p>
            <text:p text:style-name="P6"><text:span text:style-name="T4">Who’ve served You through the years,</text:span></text:p>
            <text:p text:style-name="P6"><text:span text:style-name="T4">Sustaining one another</text:span></text:p>
            <text:p text:style-name="P6"><text:span text:style-name="T4">Through vict’ry, trials, and fea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0.783cm">
          <draw:text-box>
            <text:p text:style-name="P6"><text:span text:style-name="T4">We follow now their service,</text:span></text:p>
            <text:p text:style-name="P6"><text:span text:style-name="T4">Devoted, Christ, to You.</text:span></text:p>
            <text:p text:style-name="P6"><text:span text:style-name="T4">No matter what Your errand,</text:span></text:p>
            <text:p text:style-name="P6"><text:span text:style-name="T4">We’ll strive to follow throug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6.991cm" svg:x="1.778cm" svg:y="0.783cm">
          <draw:text-box>
            <text:p text:style-name="P1"><text:span text:style-name="T5"><text:s/></text:span><text:span text:style-name="T3">3. </text:span><text:span text:style-name="T4">Through ministries supported,</text:span></text:p>
            <text:p text:style-name="P5"><text:span text:style-name="T4">We’ve seen Your love outpoured.</text:span></text:p>
            <text:p text:style-name="P5"><text:span text:style-name="T4">With mites that You’ve provided,</text:span></text:p>
            <text:p text:style-name="P5"><text:span text:style-name="T4">We’ve learned to trust You,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6.991cm" svg:x="1.778cm" svg:y="0.783cm">
          <draw:text-box>
            <text:p text:style-name="P1"><text:span text:style-name="T4">Our many hands have served You,</text:span></text:p>
            <text:p text:style-name="P5"><text:span text:style-name="T4">Yet much is left undone.</text:span></text:p>
            <text:p text:style-name="P5"><text:span text:style-name="T4">Your mission must continue</text:span></text:p>
            <text:p text:style-name="P5"><text:span text:style-name="T4">In reaching every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1.016cm">
          <draw:text-box>
            <text:p text:style-name="P6"><text:span text:style-name="T3">4. </text:span><text:span text:style-name="T4">Lord, with Your love and guidance,</text:span></text:p>
            <text:p text:style-name="P6"><text:span text:style-name="T4">We’ll serve You faithfully.</text:span></text:p>
            <text:p text:style-name="P6"><text:span text:style-name="T4">Wherever You should lead us,</text:span></text:p>
            <text:p text:style-name="P6"><text:span text:style-name="T4">We’ll follow willing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1.016cm">
          <draw:text-box>
            <text:p text:style-name="P6"><text:span text:style-name="T4">May we be bold in witness</text:span></text:p>
            <text:p text:style-name="P6"><text:span text:style-name="T4">So others see Your grace.</text:span></text:p>
            <text:p text:style-name="P6"><text:span text:style-name="T4">That we may one day worship</text:span></text:p>
            <text:p text:style-name="P6"><text:span text:style-name="T4">Together face to f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ListLabel_20_27" style:display-name="ListLabel 27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0" style:display-name="ListLabel 20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Corbel" fo:font-family="Corbel" style:font-family-generic="roman" style:font-pitch="variable" fo:font-size="12pt" style:font-name-asian="Times New Roman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style:font-name="Corbel" fo:font-family="Corbel" style:font-family-generic="roman" style:font-pitch="variable" fo:font-size="12pt" style:font-name-asian="Times New Roman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="Corbel" fo:font-family="Corbel" style:font-family-generic="roman" style:font-pitch="variable" fo:font-size="12pt" style:font-name-asian="Times New Roman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3:40:11.735000000</meta:creation-date>
    <dc:title>bluwht blank</dc:title>
    <meta:editing-duration>PT23M38S</meta:editing-duration>
    <meta:editing-cycles>3</meta:editing-cycles>
    <meta:generator>LibreOffice/5.4.1.2$Windows_X86_64 LibreOffice_project/ea7cb86e6eeb2bf3a5af73a8f7777ac570321527</meta:generator>
    <dc:date>2017-09-28T14:14:00.836000000</dc:date>
    <meta:document-statistic meta:object-count="59"/>
  </office:meta>
</office:document-meta>
</file>